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1cd421" officeooo:paragraph-rsid="001cd421"/>
    </style:style>
    <style:style style:name="P10" style:family="paragraph" style:parent-style-name="Standard">
      <style:text-properties officeooo:rsid="001d1c13" officeooo:paragraph-rsid="001d1c13"/>
    </style:style>
    <style:style style:name="P11" style:family="paragraph" style:parent-style-name="Standard">
      <style:text-properties officeooo:rsid="001da63d" officeooo:paragraph-rsid="001da63d"/>
    </style:style>
    <style:style style:name="P12" style:family="paragraph" style:parent-style-name="Standard">
      <style:text-properties officeooo:rsid="00207914" officeooo:paragraph-rsid="00207914"/>
    </style:style>
    <style:style style:name="P13" style:family="paragraph" style:parent-style-name="Standard">
      <style:text-properties officeooo:rsid="00226cdf" officeooo:paragraph-rsid="00226cdf"/>
    </style:style>
    <style:style style:name="P14" style:family="paragraph" style:parent-style-name="Standard">
      <style:text-properties officeooo:rsid="00292e4a" officeooo:paragraph-rsid="00292e4a"/>
    </style:style>
    <style:style style:name="P15" style:family="paragraph" style:parent-style-name="Standard">
      <style:text-properties officeooo:rsid="002d0473" officeooo:paragraph-rsid="002d0473"/>
    </style:style>
    <style:style style:name="P16" style:family="paragraph" style:parent-style-name="Standard">
      <style:text-properties officeooo:paragraph-rsid="001d1c13"/>
    </style:style>
    <style:style style:name="P17" style:family="paragraph" style:parent-style-name="Standard">
      <style:text-properties officeooo:rsid="00410e64" officeooo:paragraph-rsid="00410e64"/>
    </style:style>
    <style:style style:name="P18" style:family="paragraph" style:parent-style-name="Standard">
      <style:text-properties officeooo:rsid="0042e92d" officeooo:paragraph-rsid="0042e92d"/>
    </style:style>
    <style:style style:name="P19" style:family="paragraph" style:parent-style-name="Standard">
      <style:text-properties officeooo:paragraph-rsid="0044a5c5"/>
    </style:style>
    <style:style style:name="P20" style:family="paragraph" style:parent-style-name="Standard" style:list-style-name="L1">
      <style:text-properties officeooo:rsid="0036aa79" officeooo:paragraph-rsid="001d3a0f"/>
    </style:style>
    <style:style style:name="P21" style:family="paragraph" style:parent-style-name="Standard">
      <style:text-properties officeooo:rsid="0036aa79" officeooo:paragraph-rsid="000b69d2"/>
    </style:style>
    <style:style style:name="P22" style:family="paragraph" style:parent-style-name="Standard">
      <style:text-properties officeooo:rsid="0036aa79" officeooo:paragraph-rsid="000c7d11"/>
    </style:style>
    <style:style style:name="P23" style:family="paragraph" style:parent-style-name="Standard">
      <style:text-properties officeooo:rsid="0036aa79" officeooo:paragraph-rsid="004a97ba"/>
    </style:style>
    <style:style style:name="P24" style:family="paragraph" style:parent-style-name="Standard">
      <style:text-properties officeooo:rsid="0036aa79" officeooo:paragraph-rsid="0056344e"/>
    </style:style>
    <style:style style:name="P25" style:family="paragraph" style:parent-style-name="Standard">
      <style:text-properties officeooo:rsid="0036aa79" officeooo:paragraph-rsid="00572f02"/>
    </style:style>
    <style:style style:name="P26" style:family="paragraph" style:parent-style-name="Standard">
      <style:text-properties officeooo:rsid="0036aa79" officeooo:paragraph-rsid="0020f315"/>
    </style:style>
    <style:style style:name="P27" style:family="paragraph" style:parent-style-name="Standard">
      <style:text-properties officeooo:paragraph-rsid="001d1c13"/>
    </style:style>
    <style:style style:name="P28" style:family="paragraph" style:parent-style-name="Standard">
      <style:text-properties officeooo:rsid="0042e92d" officeooo:paragraph-rsid="0042e92d"/>
    </style:style>
    <style:style style:name="P29" style:family="paragraph" style:parent-style-name="Standard">
      <style:text-properties officeooo:paragraph-rsid="0044a5c5"/>
    </style:style>
    <style:style style:name="P30" style:family="paragraph" style:parent-style-name="Standard">
      <style:text-properties officeooo:rsid="004a97ba" officeooo:paragraph-rsid="004a97ba"/>
    </style:style>
    <style:style style:name="P31" style:family="paragraph" style:parent-style-name="Standard">
      <style:text-properties officeooo:rsid="004a97ba" officeooo:paragraph-rsid="00528473"/>
    </style:style>
    <style:style style:name="P32" style:family="paragraph" style:parent-style-name="Standard">
      <style:text-properties officeooo:rsid="004a97ba" officeooo:paragraph-rsid="0056344e"/>
    </style:style>
    <style:style style:name="P33" style:family="paragraph" style:parent-style-name="Standard">
      <style:text-properties officeooo:rsid="00528473" officeooo:paragraph-rsid="00528473"/>
    </style:style>
    <style:style style:name="P34" style:family="paragraph" style:parent-style-name="Standard">
      <style:text-properties style:text-line-through-style="solid" style:text-line-through-type="single" officeooo:rsid="004a97ba" officeooo:paragraph-rsid="0054c6b1"/>
    </style:style>
    <style:style style:name="P35" style:family="paragraph" style:parent-style-name="Standard">
      <style:text-properties style:text-line-through-style="solid" style:text-line-through-type="single" officeooo:rsid="0036aa79" officeooo:paragraph-rsid="0056344e"/>
    </style:style>
    <style:style style:name="P36" style:family="paragraph" style:parent-style-name="Standard">
      <style:text-properties officeooo:rsid="00579c30" officeooo:paragraph-rsid="00579c30"/>
    </style:style>
    <style:style style:name="P37" style:family="paragraph" style:parent-style-name="Standard" style:list-style-name="L2">
      <style:text-properties officeooo:rsid="00579c30" officeooo:paragraph-rsid="00579c30"/>
    </style:style>
    <style:style style:name="T1" style:family="text">
      <style:text-properties officeooo:rsid="0037e4b5"/>
    </style:style>
    <style:style style:name="T2" style:family="text">
      <style:text-properties officeooo:rsid="000c7d11"/>
    </style:style>
    <style:style style:name="T3" style:family="text">
      <style:text-properties officeooo:rsid="0012421f"/>
    </style:style>
    <style:style style:name="T4" style:family="text">
      <style:text-properties officeooo:rsid="00166cce"/>
    </style:style>
    <style:style style:name="T5" style:family="text">
      <style:text-properties officeooo:rsid="00173488"/>
    </style:style>
    <style:style style:name="T6" style:family="text">
      <style:text-properties officeooo:rsid="001cd421"/>
    </style:style>
    <style:style style:name="T7" style:family="text">
      <style:text-properties officeooo:rsid="00207914"/>
    </style:style>
    <style:style style:name="T8" style:family="text">
      <style:text-properties officeooo:rsid="0020f315"/>
    </style:style>
    <style:style style:name="T9" style:family="text">
      <style:text-properties officeooo:rsid="00226cdf"/>
    </style:style>
    <style:style style:name="T10" style:family="text">
      <style:text-properties officeooo:rsid="00228a22"/>
    </style:style>
    <style:style style:name="T11" style:family="text">
      <style:text-properties officeooo:rsid="002c9d13"/>
    </style:style>
    <style:style style:name="T12" style:family="text">
      <style:text-properties officeooo:rsid="002d0473"/>
    </style:style>
    <style:style style:name="T13" style:family="text">
      <style:text-properties officeooo:rsid="002db8ad"/>
    </style:style>
    <style:style style:name="T14" style:family="text">
      <style:text-properties officeooo:rsid="0031c03e"/>
    </style:style>
    <style:style style:name="T15" style:family="text">
      <style:text-properties officeooo:rsid="003c7370"/>
    </style:style>
    <style:style style:name="T16" style:family="text">
      <style:text-properties officeooo:rsid="00410e64"/>
    </style:style>
    <style:style style:name="T17" style:family="text">
      <style:text-properties officeooo:rsid="0042e92d"/>
    </style:style>
    <style:style style:name="T18" style:family="text">
      <style:text-properties officeooo:rsid="0044a5c5"/>
    </style:style>
    <style:style style:name="T19" style:family="text">
      <style:text-properties officeooo:rsid="00468344"/>
    </style:style>
    <style:style style:name="T20" style:family="text">
      <style:text-properties officeooo:rsid="0050abd0"/>
    </style:style>
    <style:style style:name="T21" style:family="text">
      <style:text-properties officeooo:rsid="0054c6b1"/>
    </style:style>
    <style:style style:name="T22" style:family="text">
      <style:text-properties officeooo:rsid="0056344e"/>
    </style:style>
    <style:style style:name="T23" style:family="text">
      <style:text-properties style:text-line-through-style="solid" style:text-line-through-type="single"/>
    </style:style>
    <style:style style:name="T24" style:family="text">
      <style:text-properties officeooo:rsid="00572f0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2">(stakeholders)</text:span>가 연구 성과를 이용하여 <text:span text:style-name="T2">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3">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5">(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text:span><text:span text:style-name="T16">Facebook、Twitter等、様々な新種プラットフォーム上で研究を言及し、研究の社会における拡散及び議論に拍車をかけている。</text:span></text:p>
      <text:p text:style-name="P16"><text:s/>연구를 둘러싼 이러한 광의의 커뮤니케이션의 효과를 추정하려는 다양한 시도가 존재했다. 연구의 학술적 영향력을 추정하는 대표적 기존 방법인 서지계량학<text:span text:style-name="T4">(Bibliometrics)</text:span>적 접근의 한계가 지적되는 중, 학술 출판 및 성과가 온라인으로 이동함에 따라, 다운로드와 뷰카운트에 기초한 <text:span text:style-name="T6">usage metrics, 웹 링크를 토대로 한 webometrics가 제안되었다. 그리고</text:span> <text:span text:style-name="T5">2010년부터 SNS상에서의 커뮤니케이션 활동과 상호작용을 기초로 하는[3] 새로운 계량적 추정법인</text:span> <text:span text:style-name="T5">Altmetrics 이 제창되었다. Altmetrics는 ‘대체’를 의미하는 ‘Alternative’ 와 ‘계량지표’를 의미하는 ‘Metrics’의 합성어다. 비록 Alternative가 기존의 </text:span><text:soft-page-break/><text:span text:style-name="T5">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16">（社会的コミュニケーションの効果の計測に向けた、今までの取り組み）</text:p>
      <text:p text:style-name="P17">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text:span text:style-name="T20">[3]</text:span>。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text:span text:style-name="T20">[2]</text:span>。Altmetrics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20">[4]</text:span>。広く受け入れられているAltmetricsの中の一つである、米Altmetric社が提供する<text:span text:style-name="T17">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2383019027" text:style-name="L1">
        <text:list-item>
          <text:p text:style-name="P20">유튜브가 논문 메트릭에 미치는 영향이 유의하다면, 연구자들이 유튜브를 이용한 커뮤니케이션에 연구 자원을 투입하는 근거가 된다.</text:p>
        </text:list-item>
        <text:list-item>
          <text:p text:style-name="P20">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7">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text:span><text:span text:style-name="T8">Arts and Humanities)</text:span><text:span text:style-name="T7"> 분야에서는, 온라인 비디오가 학술 커뮤니케이션에서 유용할 수 있다</text:span><text:span text:style-name="T8">[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text:span><text:span text:style-name="T9">[7]</text:span><text:span text:style-name="T8">. 이러한 온라인 비디오의 학술적 효과가 보고됨에 따라, 학계에서는 온라인 비디오를 통한 학술 커뮤니케이션이 확대되고 있다. 예를 들어 저명한 학술 저널인 </text:span><text:span text:style-name="T10">Nature 및 Cell</text:span><text:span text:style-name="T8">에서는 채택된 논문에 대해 소개하는 비디오</text:span><text:span text:style-name="T10">(Video abstract)</text:span><text:span text:style-name="T8">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text:span><text:span text:style-name="T10">JoVE(Journal of Visualized Experiments)는</text:span><text:span text:style-name="T8"> 온라인 비디오 저널이라는 새로운 저널의 포맷을 개척했다.</text:span></text:p>
      <text:p text:style-name="P18">（オンライン学術動画の増大）</text:p>
      <text:p text:style-name="P18">　一方、ウェブとメディアの発達に伴い、学界では様々なフォーマットのコミュニケーションが現れている。図、プレゼンテーション、動画等、非標準的な電子メディアの利用が研究及び教育分野で増加している。2000年代初頭には既に、学術関係者間の非形式的な会話、協力、成果の公開及び拡散、そし<text:soft-page-break/>て関係構築において、電子的学術コミュニケーションが積極的に活用されていた<text:span text:style-name="T20">[6]</text:span>。ウェブは科学における幅広い非定型的なコンテンツを配信及び共有する機会を提供した。例えば、人間のモーションが重要視される舞踊、映画等の芸術及び人文学(Arts and Humanities)分野における学術コミュニケーションでは、オンライン動画を有用に活用できると考えられる<text:span text:style-name="T20">[6]</text:span>。また、複雑な研究のデモンストレーション、科学ドキュメンタリー、講義を録画した動画は、科学的経験の説明に当たって、文章より効果的な可能性がある<text:span text:style-name="T20">[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8">Journal of Visualized Experimentsは、オンライン動画ジャーナルという新たなジャーナルのフォーマットを開拓し、確立させた。</text:span></text:p>
      <text:p text:style-name="P14">(유튜브)</text:p>
      <text:p text:style-name="P6"><text:s/>더 나아가, 온라인 비디오는 학술적 플랫폼에 국한되지 않고, 대중적 플랫폼에서도 활발하게 게재되고 있다. <text:s/><text:span text:style-name="T12">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text:span><text:span text:style-name="T13">(youtube.com/watch?v=xjBIsp8mS-c)</text:span><text:span text:style-name="T12">과 </text:span><text:span text:style-name="T13">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19">（YTにおけるオンライン学術動画の拡大と将来性）</text:p>
      <text:p text:style-name="P19"><text:span text:style-name="T18">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text:span><text:span text:style-name="T13">youtube.com/watch?v=xjBIsp8mS-c</text:span><text:span text:style-name="T18">)と、MITで行われた物理学の講義動画</text:span><text:span text:style-name="T13">(youtube.com/watch?v=sJG-rXBbmCc)は、ユーチューブ側の記録によれば、それぞれ約</text:span><text:span text:style-name="T18">6.5百万、5百万回視聴されている。またの事例として、著名な学術雑誌の</text:span><text:span text:style-name="T19">Science</text:span><text:span text:style-name="T18">は、</text:span><text:span text:style-name="T19">2008年から</text:span><text:span text:style-name="T18">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span></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text:soft-page-break/>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24"><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14">1.피인용수 2.</text:span><text:span text:style-name="T5">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22">AAS를 추정함으로써, 논문의 미래의 임팩트를 예측할 수 있음이 기대된다.</text:span></text:p>
      <text:p text:style-name="P35"><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30">（本研究の目的と手法：YT学術動画が論文指標に与える影響を計測し、効果的な動画コミュニケーション戦略を提案する）</text:p>
      <text:p text:style-name="P32">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動画付き論文グループとそうでないグループに分け、論文の1.被引用数2.<text:span text:style-name="T5">Altmetric Attention Scoreを比較分析することで、動画公開の有効性を確認する。次に、動画に対して「論文言及目的」、そして動画公開チャンネルに対して「タイプ」のラベルを定義し、動画付き論文グループをラベルに沿ってセグメント化して分析することで、それぞれの論文指標に対する効果的な動画公開方式を提案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text:span><text:span text:style-name="T21">Altmetric Attention Scoreを推定することで、論文の学術的及び社会的インパクトを予測できることが期待される。</text:span></text:p>
      <text:p text:style-name="P34"><text:span text:style-name="T5">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span></text:p>
      <text:p text:style-name="P25"><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24"><text:soft-page-break/><text:span text:style-name="T23"><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31">（手法の検証と貢献）</text:p>
      <text:p text:style-name="P25">　提案手法の検証として、コンピューター科学分野と生命科学分野の学術論文データセットを用いて実験を行い、動画付き論文グループとそうでない論文グループの指標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24">Altmetric Attention Score</text:span>の予測可能性が示唆された。<text:span text:style-name="T23">更に、動画が論文指標に与える影響と、研究分野内での各動画公開方式の影響力を定量的に推定できた。</text:span>本手法を用いることで、研究者及び研究機関は研究分野における学術動画コミュニケーションの影響力を定量的に把握することが可能であり、進んでは動画公開方式による有効性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36">1.2　研究の貢献</text:p>
      <text:p text:style-name="P36">　本研究の成果から以下のことが可能となる。</text:p>
      <text:p text:style-name="P36">　まず、本研究では学術論文を言及するユーチューブ動画の有無による、論文の将来的な被引用数及びオルトメトリクスの分布の有意な相異が存在を示し、計量的に比較することができた。これによって、ユーチューブにおける学術コミュニーケーションは有効であり、その期待値を推定することが可能になった。</text:p>
      <text:p text:style-name="P36">　次に、ユーチューブ学術動画に対して論文言及目的のラベルを、並びに配信チャンネルに対してタイプのラベルを付与し、言及動画のラベルによって論文を分類、論文の被引用数及びオルトメトリクス分布の比較から、ラベルによって有意差があることが示せた。これにより、被引用数及びオルトメトリクスの成長に向け、より有効な動画公開方式の選択に関する定量的な根拠を提供することが可能になった。</text:p>
      <text:p text:style-name="P36">　最後に、ユーチューブ学術動画のビューカウントに基づいた論文の動画スコアを定義し、論文の被引用数並びにオルトメトリクスに関して回帰分析の結果、特に強い相関を表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36">　以上のことから、本研究の貢献は以下のように集約できる。</text:p>
      <text:list xml:id="list484642550" text:style-name="L2">
        <text:list-item>
          <text:p text:style-name="P37">学術論文を言及するユーチューブ動画の有無によって、論文の被引用数及びオルトメトリクスの分布の相異を定量的に分析することができた。</text:p>
        </text:list-item>
        <text:list-item>
          <text:p text:style-name="P37">動画の論文言及目的及び動画配信チャンネルのタイプによって、論文の被引用数及びオルトメトリクスの分布を定量的に比較することができた。</text:p>
        </text:list-item>
        <text:list-item>
          <text:p text:style-name="P37">動画のビューカウントを用いて、論文の将来における被引用数及びオルトメトリクスが推定できる指標を提案できた。</text:p>
        </text:list-item>
      </text:list>
      <text:p text:style-name="P36"/>
      <text:p text:style-name="P36">1.3　研究の構成</text:p>
      <text:p text:style-name="P36">　第２章では本研究の背景に関連する先行研究について述べ、本研究の課題及び意義について述べる。第３章では本研究が用いる、ユーチューブ論文言及動画が論文の被引用数及びオルトメトリクスに与える影響を計量する手法、並びに実験に用いるデータセットについて述べる。第４章では、前章で述べ<text:soft-page-break/>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11">(비디오의 활성화 관측)</text:p>
      <text:p text:style-name="P11">(연구 부족)</text:p>
      <text:p text:style-name="P11"><text:span text:style-name="T11">201211</text:span>ㅈㄲ</text:p>
      <text:p text:style-name="P3"><text:span text:style-name="T11">201214</text:span>아 살려주ㅠ새ㅔ요</text:p>
      <text:p text:style-name="P33">201216 어우;;</text:p>
      <text:p text:style-name="P3"/>
      <text:p text:style-name="P9">[1] J. Priem, D. Taraborelli, P. Groth, C. Neylon (2010), Altmetrics: A manifesto, 26 October 2010. http://altmetrics.org/manifesto</text:p>
      <text:p text:style-name="P9">[2] Crotty, D. (2014). Altmetrics: finding meaningful needles in the data haystack. Serials Rev. 40, 141–146. doi: 10.1080/00987913.2014.947839</text:p>
      <text:p text:style-name="P10">[3] Weller, K. (2015). Social media and altmetrics: An overview of current alternative approaches to measuring scholarly impact. In Incentives and Performance, (pp. 261–276). Springer.</text:p>
      <text:p text:style-name="P10">[4]</text:p>
      <text:p text:style-name="P12">[5] Assessing the impact of online academic<text:tab/> videos</text:p>
      <text:p text:style-name="P12">[6] Borgman, C., &amp; Furner, J. (2002). Scholarly communication and bibliometrics. Annual Review of Information Science and Technology, 36, Medford, NJ: Information Today Inc., pp. 3-72. Retrieved January 12, 2012 from http://www.infotoday.com/books/asist/arist36/sample.pdf</text:p>
      <text:p text:style-name="P13">[7] Pasquali, M. (2007). Video in science. Protocol videos: the implications for research and society. EMBO reports, 8(8), 712-716. Retrieved Jan 12, 2012 from http://www.ncbi.nlm.nih.gov/pmc/articles/PMC1978087/pdf/7401037.pdf</text:p>
      <text:p text:style-name="P15">[8] "Alexa Top 500 Global Sites". Alexa Internet. Archived from the original on April 16, 2010. Retrieved April 16, 2010.</text:p>
      <text:p text:style-name="P2"/>
      <text:p text:style-name="P2"/>
      <text:p text:style-name="P2"/>
      <text:p text:style-name="P2"/>
      <text:p text:style-name="P2">제안<text:span text:style-name="T1">(과제에 관해 이 연구가 하고자 하는 것)</text:span></text:p>
      <text:p text:style-name="P2">2.</text:p>
      <text:p text:style-name="P2">비디오가 논문 메트릭스에 유의한 영향을 주는가</text:p>
      <text:p text:style-name="P1">2-1. 수법의 검증</text:p>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text:soft-page-break/>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16T17:32:58.549475581</dc:date>
    <meta:editing-duration>PT4H18M48S</meta:editing-duration>
    <meta:editing-cycles>40</meta:editing-cycles>
    <meta:document-statistic meta:table-count="0" meta:image-count="0" meta:object-count="0" meta:page-count="7" meta:paragraph-count="82" meta:word-count="10900" meta:character-count="14273" meta:non-whitespace-character-count="12814"/>
  </office:meta>
</office:document-meta>
</file>